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2c1" officeooo:paragraph-rsid="0000b2c1"/>
    </style:style>
    <style:style style:name="P2" style:family="paragraph" style:parent-style-name="Standard">
      <style:text-properties officeooo:rsid="000daaba" officeooo:paragraph-rsid="0000b2c1"/>
    </style:style>
    <style:style style:name="P3" style:family="paragraph" style:parent-style-name="Standard">
      <style:text-properties officeooo:rsid="004130bb" officeooo:paragraph-rsid="004130bb"/>
    </style:style>
    <style:style style:name="P4" style:family="paragraph" style:parent-style-name="Standard">
      <style:text-properties officeooo:paragraph-rsid="000daaba"/>
    </style:style>
    <style:style style:name="P5" style:family="paragraph" style:parent-style-name="Standard">
      <style:text-properties fo:font-style="italic" officeooo:paragraph-rsid="004130bb" style:font-style-asian="italic" style:font-style-complex="italic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officeooo:paragraph-rsid="00487bea"/>
    </style:style>
    <style:style style:name="P7" style:family="paragraph" style:parent-style-name="Text_20_body" style:list-style-name="L1">
      <style:paragraph-properties fo:margin-top="0in" fo:margin-bottom="0in" loext:contextual-spacing="false"/>
      <style:text-properties officeooo:paragraph-rsid="004a52fb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officeooo:paragraph-rsid="004c2e1f"/>
    </style:style>
    <style:style style:name="T1" style:family="text">
      <style:text-properties officeooo:rsid="000daab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3a73e7" style:font-style-asian="normal" style:font-style-complex="normal"/>
    </style:style>
    <style:style style:name="T4" style:family="text">
      <style:text-properties fo:font-style="normal" officeooo:rsid="004130bb" style:font-style-asian="normal" style:font-style-complex="normal"/>
    </style:style>
    <style:style style:name="T5" style:family="text">
      <style:text-properties fo:font-style="normal" officeooo:rsid="0046b38e" style:font-style-asian="normal" style:font-style-complex="normal"/>
    </style:style>
    <style:style style:name="T6" style:family="text">
      <style:text-properties fo:font-style="normal" officeooo:rsid="0048525c" style:font-style-asian="normal" style:font-style-complex="normal"/>
    </style:style>
    <style:style style:name="T7" style:family="text">
      <style:text-properties fo:font-style="normal" officeooo:rsid="00487bea" style:font-style-asian="normal" style:font-style-complex="normal"/>
    </style:style>
    <style:style style:name="T8" style:family="text">
      <style:text-properties fo:font-style="normal" officeooo:rsid="004a52fb" style:font-style-asian="normal" style:font-style-complex="normal"/>
    </style:style>
    <style:style style:name="T9" style:family="text">
      <style:text-properties fo:font-style="normal" officeooo:rsid="004c2e1f" style:font-style-asian="normal" style:font-style-complex="normal"/>
    </style:style>
    <style:style style:name="T10" style:family="text">
      <style:text-properties fo:font-size="12pt" fo:font-style="normal" fo:font-weight="normal" officeooo:rsid="003a73e7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48525c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487bea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officeooo:rsid="004a52fb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normal" officeooo:rsid="004c2e1f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officeooo:rsid="004130bb"/>
    </style:style>
    <style:style style:name="T16" style:family="text">
      <style:text-properties officeooo:rsid="0048525c"/>
    </style:style>
    <style:style style:name="T17" style:family="text">
      <style:text-properties officeooo:rsid="00487bea"/>
    </style:style>
    <style:style style:name="T18" style:family="text">
      <style:text-properties officeooo:rsid="004a52fb"/>
    </style:style>
    <style:style style:name="T19" style:family="text">
      <style:text-properties officeooo:rsid="004c2e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D</text:span><text:span text:style-name="T2">AT 640: Predictive Analytics</text:span></text:p>
      <text:p text:style-name="Standard"><text:span text:style-name="T3">Module</text:span><text:span text:style-name="Emphasis"><text:span text:style-name="T10"> </text:span></text:span><text:span text:style-name="Emphasis"><text:span text:style-name="T14">Nine</text:span></text:span><text:span text:style-name="Emphasis"><text:span text:style-name="T10">: </text:span></text:span><text:span text:style-name="Emphasis"><text:span text:style-name="T14">Model Deployment</text:span></text:span></text:p>
      <text:p text:style-name="P5"><text:span text:style-name="Emphasis"><text:span text:style-name="T4">Data Mining with Rattle and R</text:span></text:span></text:p>
      <text:p text:style-name="P4"><text:span text:style-name="T3">Chapter</text:span><text:span text:style-name="T5"> </text:span><text:span text:style-name="T6">1</text:span><text:span text:style-name="T9">6</text:span></text:p>
      <text:p text:style-name="P2"><text:span text:style-name="T16">2</text:span>/<text:span text:style-name="T18">2</text:span><text:span text:style-name="T19">8</text:span><text:span text:style-name="T15">/22</text:span></text:p>
      <text:p text:style-name="P1"/>
      <text:p text:style-name="P1">Learning Object<text:span text:style-name="T1">i</text:span>ves</text:p>
      <text:list xml:id="list1682161457" text:style-name="L1">
        <text:list-item>
          <text:p text:style-name="P8">Explain the goals of deploying an R model</text:p>
        </text:list-item>
        <text:list-item>
          <text:p text:style-name="P8">Describe the process of exporting a model to PMM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7:05:43.371079150</meta:creation-date>
    <dc:date>2022-02-28T13:39:28.611738748</dc:date>
    <meta:editing-duration>P2DT6H36M20S</meta:editing-duration>
    <meta:editing-cycles>3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38" meta:character-count="217" meta:non-whitespace-character-count="189"/>
  </office:meta>
</office:document-meta>
</file>